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ellipse draw:style-name="gr1" draw:text-style-name="P1" draw:layer="layout" svg:width="1.778cm" svg:height="0.001cm" svg:x="-6.493cm" svg:y="1cm">
          <text:p/>
        </draw:ellipse>
        <draw:ellipse draw:style-name="gr1" draw:text-style-name="P1" draw:layer="layout" svg:width="5.842cm" svg:height="9.525cm" svg:x="8.62cm" svg:y="5.826cm">
          <text:p/>
        </draw:ellipse>
        <draw:ellipse draw:style-name="gr1" draw:text-style-name="P1" draw:layer="layout" svg:width="1.778cm" svg:height="1.016cm" svg:x="10.906cm" svg:y="4.683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sha sai krishna kesav</meta:initial-creator>
    <meta:creation-date>2023-06-26T22:40:20.45</meta:creation-date>
    <dc:date>2023-06-26T22:46:57.65</dc:date>
    <dc:creator>sesha sai krishna kesav</dc:creator>
    <meta:editing-duration>PT6M36S</meta:editing-duration>
    <meta:editing-cycles>2</meta:editing-cycles>
    <meta:generator>OpenOffice/4.1.14$Win32 OpenOffice.org_project/4114m1$Build-9811</meta:generator>
    <meta:document-statistic meta:object-count="3"/>
  </office:meta>
</office:document-meta>
</file>